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Header">
      <style:text-properties fo:font-style="italic" officeooo:rsid="00460b42" officeooo:paragraph-rsid="00460b42" style:font-style-asian="italic" style:font-style-complex="italic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  <style:text-properties officeooo:rsid="00150b9f"/>
    </style:style>
    <style:style style:name="T1" style:family="text">
      <style:text-properties loext:padding="0.049cm" loext:border="0.06pt solid #d9d9e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1">Pregunta 1:</text:span></text:span> ¿Qué es un Agente de Transferencia de Correo (MTA) en el contexto de sistemas de correo electrónico?</text:p>
      <text:p text:style-name="P4"><text:span text:style-name="Strong_20_Emphasis"><text:span text:style-name="T1">Respuesta 1:</text:span></text:span> Un MTA es un software encargado de enrutar y entregar mensajes de correo electrónico entre servidores de correo.</text:p>
      <text:p text:style-name="Horizontal_20_Line"/>
      <text:p text:style-name="P4"><text:span text:style-name="Strong_20_Emphasis"><text:span text:style-name="T1">Pregunta 2:</text:span></text:span> ¿Cuál es la función principal de un MTA en un sistema de correo electrónico?</text:p>
      <text:p text:style-name="P4"><text:span text:style-name="Strong_20_Emphasis"><text:span text:style-name="T1">Respuesta 2:</text:span></text:span> La función principal de un MTA es enrutar y entregar mensajes de correo electrónico a su destino final a través de la red.</text:p>
      <text:p text:style-name="Horizontal_20_Line"/>
      <text:p text:style-name="P4"><text:span text:style-name="Strong_20_Emphasis"><text:span text:style-name="T1">Pregunta 3:</text:span></text:span> ¿Qué es un Agente de Usuario (MUA) en el contexto de sistemas de correo electrónico?</text:p>
      <text:p text:style-name="P4"><text:span text:style-name="Strong_20_Emphasis"><text:span text:style-name="T1">Respuesta 3:</text:span></text:span> Un MUA es un software utilizado por los usuarios para leer, escribir y gestionar sus correos electrónicos.</text:p>
      <text:p text:style-name="Horizontal_20_Line"/>
      <text:p text:style-name="P4"><text:span text:style-name="Strong_20_Emphasis"><text:span text:style-name="T1">Pregunta 4:</text:span></text:span> ¿Cuál es la función de un MUA en un sistema de correo electrónico?</text:p>
      <text:p text:style-name="P4"><text:span text:style-name="Strong_20_Emphasis"><text:span text:style-name="T1">Respuesta 4:</text:span></text:span> La función de un MUA es permitir a los usuarios interactuar con sus mensajes de correo electrónico, como la lectura y el envío.</text:p>
      <text:p text:style-name="Horizontal_20_Line"/>
      <text:p text:style-name="P4"><text:span text:style-name="Strong_20_Emphasis"><text:span text:style-name="T1">Pregunta 5:</text:span></text:span> ¿Qué es un Agente de Entrega de Correo (MDA) en el contexto de sistemas de correo electrónico?</text:p>
      <text:p text:style-name="P4"><text:span text:style-name="Strong_20_Emphasis"><text:span text:style-name="T1">Respuesta 5:</text:span></text:span> Un MDA es un software que entrega los mensajes de correo electrónico a las carpetas de correo de los usuarios o almacena los mensajes en el sistema.</text:p>
      <text:p text:style-name="Horizontal_20_Line"/>
      <text:p text:style-name="P4"><text:span text:style-name="Strong_20_Emphasis"><text:span text:style-name="T1">Pregunta 6:</text:span></text:span> ¿Cuál es la función de un MDA en un sistema de correo electrónico?</text:p>
      <text:p text:style-name="P4"><text:span text:style-name="Strong_20_Emphasis"><text:span text:style-name="T1">Respuesta 6:</text:span></text:span> La función de un MDA es tomar los mensajes de correo electrónico entregados por el MTA y colocarlos en las carpetas de correo de los usuarios.</text:p>
      <text:p text:style-name="Horizontal_20_Line"/>
      <text:p text:style-name="P4"><text:span text:style-name="Strong_20_Emphasis"><text:span text:style-name="T1">Pregunta 7:</text:span></text:span> ¿Cuál es la función de un servidor de correo entrante (IMAP o POP3) en un sistema de correo electrónico?</text:p>
      <text:p text:style-name="P4"><text:soft-page-break/><text:span text:style-name="Strong_20_Emphasis"><text:span text:style-name="T1">Respuesta 7:</text:span></text:span> La función de un servidor de correo entrante es permitir que los usuarios descarguen sus mensajes de correo electrónico en sus dispositivos y los gestionen localmente.</text:p>
      <text:p text:style-name="Horizontal_20_Line"/>
      <text:p text:style-name="P4"><text:span text:style-name="Strong_20_Emphasis"><text:span text:style-name="T1">Pregunta 8:</text:span></text:span> ¿Cuál es la función de un servidor de correo saliente (SMTP) en un sistema de correo electrónico?</text:p>
      <text:p text:style-name="P4"><text:span text:style-name="Strong_20_Emphasis"><text:span text:style-name="T1">Respuesta 8:</text:span></text:span> La función de un servidor de correo saliente es enviar mensajes de correo electrónico desde los dispositivos de los usuarios a través de la red.</text:p>
      <text:p text:style-name="Horizontal_20_Line"/>
      <text:p text:style-name="P4"><text:span text:style-name="Strong_20_Emphasis"><text:span text:style-name="T1">Pregunta 9:</text:span></text:span> ¿Qué es el Protocolo de Oficina de Correos Simple (SMTP) y cuál es su propósito?</text:p>
      <text:p text:style-name="P4"><text:span text:style-name="Strong_20_Emphasis"><text:span text:style-name="T1">Respuesta 9:</text:span></text:span> SMTP es un protocolo utilizado para enviar mensajes de correo electrónico entre servidores de correo y desde dispositivos de usuarios a servidores de correo.</text:p>
      <text:p text:style-name="Horizontal_20_Line"/>
      <text:p text:style-name="P4"><text:span text:style-name="Strong_20_Emphasis"><text:span text:style-name="T1">Pregunta 10:</text:span></text:span> ¿Qué protocolos se utilizan comúnmente para recuperar correos electrónicos de un servidor de correo entrante?</text:p>
      <text:p text:style-name="P4"><text:span text:style-name="Strong_20_Emphasis"><text:span text:style-name="T1">Respuesta 10:</text:span></text:span> Los protocolos comunes para recuperar correos electrónicos de un servidor de correo entrante son IMAP (Protocolo de Acceso a Mensajes de Internet) y POP3 (Protocolo de Oficina de Correos Postales).</text:p>
      <text:p text:style-name="Horizontal_20_Line"/>
      <text:p text:style-name="P4"><text:span text:style-name="Strong_20_Emphasis"><text:span text:style-name="T1">Pregunta 11:</text:span></text:span> ¿Cuál es el propósito del Protocolo IMAP (Protocolo de Acceso a Mensajes de Internet)?</text:p>
      <text:p text:style-name="P4"><text:span text:style-name="Strong_20_Emphasis"><text:span text:style-name="T1">Respuesta 11:</text:span></text:span> El propósito de IMAP es permitir a los usuarios acceder a sus mensajes de correo electrónico en el servidor de correo de forma remota y gestionarlos sin descargarlos.</text:p>
      <text:p text:style-name="Horizontal_20_Line"/>
      <text:p text:style-name="P4"><text:span text:style-name="Strong_20_Emphasis"><text:span text:style-name="T1">Pregunta 12:</text:span></text:span> ¿Cuál es el propósito del Protocolo POP3 (Protocolo de Oficina de Correos Postales)?</text:p>
      <text:p text:style-name="P4"><text:span text:style-name="Strong_20_Emphasis"><text:span text:style-name="T1">Respuesta 12:</text:span></text:span> El propósito de POP3 es permitir a los usuarios descargar sus mensajes de correo electrónico desde el servidor de correo a sus dispositivos y almacenarlos localmente.</text:p>
      <text:p text:style-name="Horizontal_20_Line"/>
      <text:p text:style-name="P4"><text:span text:style-name="Strong_20_Emphasis"><text:span text:style-name="T1">Pregunta 13:</text:span></text:span> ¿Qué es el reenvío de correo (forwarding) en un servidor de correo y cuál es su propósito?</text:p>
      <text:p text:style-name="P4"><text:soft-page-break/><text:span text:style-name="Strong_20_Emphasis"><text:span text:style-name="T1">Respuesta 13:</text:span></text:span> El reenvío de correo es la acción de redirigir automáticamente los mensajes de correo electrónico entrantes hacia otra dirección de correo electrónico. Su propósito es redirigir mensajes a un destino diferente.</text:p>
      <text:p text:style-name="Horizontal_20_Line"/>
      <text:p text:style-name="P4"><text:span text:style-name="Strong_20_Emphasis"><text:span text:style-name="T1">Pregunta 14:</text:span></text:span> ¿Qué es una lista de distribución (mailing list) en el contexto de sistemas de correo electrónico?</text:p>
      <text:p text:style-name="P4"><text:span text:style-name="Strong_20_Emphasis"><text:span text:style-name="T1">Respuesta 14:</text:span></text:span> Una lista de distribución es una lista de direcciones de correo electrónico que se utiliza para enviar mensajes a múltiples destinatarios a la vez.</text:p>
      <text:p text:style-name="Horizontal_20_Line"/>
      <text:p text:style-name="P4"><text:span text:style-name="Strong_20_Emphasis"><text:span text:style-name="T1">Pregunta 15:</text:span></text:span> ¿Cuál es el propósito del reenvío de correo en un servidor de correo?</text:p>
      <text:p text:style-name="P4"><text:span text:style-name="Strong_20_Emphasis"><text:span text:style-name="T1">Respuesta 15:</text:span></text:span> El propósito del reenvío de correo es permitir que los usuarios redirijan sus mensajes de correo electrónico a otras direcciones de correo automáticamente.</text:p>
      <text:p text:style-name="Horizontal_20_Line"/>
      <text:p text:style-name="P4"><text:span text:style-name="Strong_20_Emphasis"><text:span text:style-name="T1">Pregunta 16:</text:span></text:span> ¿Qué es el correo enriquecido (rich text) en el contexto de los mensajes de correo electrónico?</text:p>
      <text:p text:style-name="P4"><text:span text:style-name="Strong_20_Emphasis"><text:span text:style-name="T1">Respuesta 16:</text:span></text:span> El correo enriquecido se refiere a mensajes de correo electrónico que contienen formato adicional, como texto en negrita, cursiva o imágenes.</text:p>
      <text:p text:style-name="Horizontal_20_Line"/>
      <text:p text:style-name="P4"><text:span text:style-name="Strong_20_Emphasis"><text:span text:style-name="T1">Pregunta 17:</text:span></text:span> ¿Qué es el cifrado de correo electrónico y cuál es su propósito?</text:p>
      <text:p text:style-name="P4"><text:span text:style-name="Strong_20_Emphasis"><text:span text:style-name="T1">Respuesta 17:</text:span></text:span> El cifrado de correo electrónico es el proceso de proteger el contenido de los mensajes de correo electrónico para que solo el destinatario pueda leerlos. Su propósito es garantizar la privacidad y seguridad de la comunicación.</text:p>
      <text:p text:style-name="Horizontal_20_Line"/>
      <text:p text:style-name="P4"><text:span text:style-name="Strong_20_Emphasis"><text:span text:style-name="T1">Pregunta 18:</text:span></text:span> ¿Qué es un archivo adjunto (attachment) en el contexto de los mensajes de correo electrónico?</text:p>
      <text:p text:style-name="P4"><text:span text:style-name="Strong_20_Emphasis"><text:span text:style-name="T1">Respuesta 18:</text:span></text:span> Un archivo adjunto es un archivo que se envía junto con un mensaje de correo electrónico y que el destinatario puede descargar y abrir.</text:p>
      <text:p text:style-name="Horizontal_20_Line"/>
      <text:p text:style-name="P4"><text:span text:style-name="Strong_20_Emphasis"><text:span text:style-name="T1">Pregunta 19:</text:span></text:span> ¿Qué es el filtro de spam en el contexto de sistemas de correo electrónico?</text:p>
      <text:p text:style-name="P4"><text:soft-page-break/><text:span text:style-name="Strong_20_Emphasis"><text:span text:style-name="T1">Respuesta 19:</text:span></text:span> El filtro de spam es un software que identifica y clasifica los mensajes de correo electrónico no deseados o spam para evitar que lleguen a la bandeja de entrada del usuario.</text:p>
      <text:p text:style-name="Horizontal_20_Line"/>
      <text:p text:style-name="P4"><text:span text:style-name="Strong_20_Emphasis"><text:span text:style-name="T1">Pregunta 20:</text:span></text:span> ¿Qué es el encabezado de un mensaje de correo electrónico y cuál es su función?</text:p>
      <text:p text:style-name="P4"><text:span text:style-name="Strong_20_Emphasis"><text:span text:style-name="T1">Respuesta 20:</text:span></text:span> El encabezado de un mensaje de correo electrónico contiene información sobre el remitente, el destinatario, el asunto y otros detalles del mensaje, y se utiliza para enrutar y mostrar el mensaje correctamente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460b42" officeooo:paragraph-rsid="00460b42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66cm" svg:width="5.054cm" svg:height="1.207cm" draw:z-index="3"><draw:image xlink:href="Pictures/10000001000001360000004A30263C5DB1AE7E44.png" xlink:type="simple" xlink:show="embed" xlink:actuate="onLoad" draw:mime-type="image/png"/></draw:frame>Servicios esenciales del sistema</text:p>
        <text:p text:style-name="MP2">Conceptos básicos del Agente de Transferencia de Correo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2:59:55.379035882</dc:date>
    <meta:editing-duration>PT2H54M50S</meta:editing-duration>
    <meta:editing-cycles>56</meta:editing-cycles>
    <meta:generator>LibreOffice/7.4.1.2$Linux_X86_64 LibreOffice_project/3c58a8f3a960df8bc8fd77b461821e42c061c5f0</meta:generator>
    <meta:document-statistic meta:table-count="0" meta:image-count="1" meta:object-count="0" meta:page-count="4" meta:paragraph-count="43" meta:word-count="908" meta:character-count="5471" meta:non-whitespace-character-count="4606"/>
  </office:meta>
</office:document-meta>
</file>